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81906" calcext:value-type="float">
            <text:p>81906</text:p>
          </table:table-cell>
          <table:table-cell office:value-type="float" office:value="81253" calcext:value-type="float">
            <text:p>81253</text:p>
          </table:table-cell>
          <table:table-cell office:value-type="float" office:value="653" calcext:value-type="float">
            <text:p>653</text:p>
          </table:table-cell>
          <table:table-cell office:value-type="float" office:value="22172" calcext:value-type="float">
            <text:p>22172</text:p>
          </table:table-cell>
          <table:table-cell office:value-type="float" office:value="22140" calcext:value-type="float">
            <text:p>22140</text:p>
          </table:table-cell>
          <table:table-cell office:value-type="float" office:value="32" calcext:value-type="float">
            <text:p>32</text:p>
          </table:table-cell>
          <table:table-cell table:formula="of:=[.H2]/[.E2]" office:value-type="percentage" office:value="0.0490045941807044" calcext:value-type="percentage">
            <text:p>4.90%</text:p>
          </table:table-cell>
          <table:table-cell table:number-columns-repeated="2"/>
          <table:table-cell table:number-columns-repeated="2" office:value-type="float" office:value="20674" calcext:value-type="float">
            <text:p>2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98795" calcext:value-type="float">
            <text:p>98795</text:p>
          </table:table-cell>
          <table:table-cell office:value-type="float" office:value="98190" calcext:value-type="float">
            <text:p>98190</text:p>
          </table:table-cell>
          <table:table-cell office:value-type="float" office:value="605" calcext:value-type="float">
            <text:p>605</text:p>
          </table:table-cell>
          <table:table-cell office:value-type="float" office:value="14137" calcext:value-type="float">
            <text:p>14137</text:p>
          </table:table-cell>
          <table:table-cell office:value-type="float" office:value="14111" calcext:value-type="float">
            <text:p>14111</text:p>
          </table:table-cell>
          <table:table-cell office:value-type="float" office:value="26" calcext:value-type="float">
            <text:p>26</text:p>
          </table:table-cell>
          <table:table-cell table:formula="of:=[.H3]/[.E3]" office:value-type="percentage" office:value="0.0429752066115703" calcext:value-type="percentage">
            <text:p>4.30%</text:p>
          </table:table-cell>
          <table:table-cell table:number-columns-repeated="2"/>
          <table:table-cell table:number-columns-repeated="2" office:value-type="float" office:value="15167" calcext:value-type="float">
            <text:p>15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99367" calcext:value-type="float">
            <text:p>99367</text:p>
          </table:table-cell>
          <table:table-cell office:value-type="float" office:value="98768" calcext:value-type="float">
            <text:p>98768</text:p>
          </table:table-cell>
          <table:table-cell office:value-type="float" office:value="599" calcext:value-type="float">
            <text:p>599</text:p>
          </table:table-cell>
          <table:table-cell office:value-type="float" office:value="14117" calcext:value-type="float">
            <text:p>14117</text:p>
          </table:table-cell>
          <table:table-cell office:value-type="float" office:value="14064" calcext:value-type="float">
            <text:p>14064</text:p>
          </table:table-cell>
          <table:table-cell office:value-type="float" office:value="53" calcext:value-type="float">
            <text:p>53</text:p>
          </table:table-cell>
          <table:table-cell table:formula="of:=[.H4]/[.E4]" office:value-type="percentage" office:value="0.0884808013355593" calcext:value-type="percentage">
            <text:p>8.85%</text:p>
          </table:table-cell>
          <table:table-cell table:number-columns-repeated="2"/>
          <table:table-cell table:number-columns-repeated="2" office:value-type="float" office:value="14408" calcext:value-type="float">
            <text:p>14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98539" calcext:value-type="float">
            <text:p>98539</text:p>
          </table:table-cell>
          <table:table-cell office:value-type="float" office:value="97856" calcext:value-type="float">
            <text:p>97856</text:p>
          </table:table-cell>
          <table:table-cell office:value-type="float" office:value="683" calcext:value-type="float">
            <text:p>683</text:p>
          </table:table-cell>
          <table:table-cell office:value-type="float" office:value="12631" calcext:value-type="float">
            <text:p>12631</text:p>
          </table:table-cell>
          <table:table-cell office:value-type="float" office:value="12603" calcext:value-type="float">
            <text:p>12603</text:p>
          </table:table-cell>
          <table:table-cell office:value-type="float" office:value="28" calcext:value-type="float">
            <text:p>28</text:p>
          </table:table-cell>
          <table:table-cell table:formula="of:=[.H5]/[.E5]" office:value-type="percentage" office:value="0.04099560761347" calcext:value-type="percentage">
            <text:p>4.10%</text:p>
          </table:table-cell>
          <table:table-cell table:number-columns-repeated="2"/>
          <table:table-cell table:number-columns-repeated="2" office:value-type="float" office:value="14715" calcext:value-type="float">
            <text:p>14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80655" calcext:value-type="float">
            <text:p>80655</text:p>
          </table:table-cell>
          <table:table-cell office:value-type="float" office:value="79979" calcext:value-type="float">
            <text:p>79979</text:p>
          </table:table-cell>
          <table:table-cell office:value-type="float" office:value="676" calcext:value-type="float">
            <text:p>676</text:p>
          </table:table-cell>
          <table:table-cell office:value-type="float" office:value="21322" calcext:value-type="float">
            <text:p>21322</text:p>
          </table:table-cell>
          <table:table-cell office:value-type="float" office:value="21296" calcext:value-type="float">
            <text:p>21296</text:p>
          </table:table-cell>
          <table:table-cell office:value-type="float" office:value="26" calcext:value-type="float">
            <text:p>26</text:p>
          </table:table-cell>
          <table:table-cell table:formula="of:=[.H6]/[.E6]" office:value-type="percentage" office:value="0.0384615384615385" calcext:value-type="percentage">
            <text:p>3.85%</text:p>
          </table:table-cell>
          <table:table-cell table:number-columns-repeated="2"/>
          <table:table-cell table:number-columns-repeated="2" office:value-type="float" office:value="22339" calcext:value-type="float">
            <text:p>2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78435" calcext:value-type="float">
            <text:p>78435</text:p>
          </table:table-cell>
          <table:table-cell office:value-type="float" office:value="77767" calcext:value-type="float">
            <text:p>77767</text:p>
          </table:table-cell>
          <table:table-cell office:value-type="float" office:value="668" calcext:value-type="float">
            <text:p>668</text:p>
          </table:table-cell>
          <table:table-cell office:value-type="float" office:value="19856" calcext:value-type="float">
            <text:p>19856</text:p>
          </table:table-cell>
          <table:table-cell office:value-type="float" office:value="19830" calcext:value-type="float">
            <text:p>19830</text:p>
          </table:table-cell>
          <table:table-cell office:value-type="float" office:value="26" calcext:value-type="float">
            <text:p>26</text:p>
          </table:table-cell>
          <table:table-cell table:formula="of:=[.H7]/[.E7]" office:value-type="percentage" office:value="0.0389221556886228" calcext:value-type="percentage">
            <text:p>3.89%</text:p>
          </table:table-cell>
          <table:table-cell table:number-columns-repeated="2"/>
          <table:table-cell table:number-columns-repeated="2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97856" calcext:value-type="float">
            <text:p>97856</text:p>
          </table:table-cell>
          <table:table-cell office:value-type="float" office:value="97249" calcext:value-type="float">
            <text:p>97249</text:p>
          </table:table-cell>
          <table:table-cell office:value-type="float" office:value="607" calcext:value-type="float">
            <text:p>607</text:p>
          </table:table-cell>
          <table:table-cell office:value-type="float" office:value="15302" calcext:value-type="float">
            <text:p>15302</text:p>
          </table:table-cell>
          <table:table-cell office:value-type="float" office:value="15272" calcext:value-type="float">
            <text:p>15272</text:p>
          </table:table-cell>
          <table:table-cell office:value-type="float" office:value="30" calcext:value-type="float">
            <text:p>30</text:p>
          </table:table-cell>
          <table:table-cell table:formula="of:=[.H8]/[.E8]" office:value-type="percentage" office:value="0.0494233937397035" calcext:value-type="percentage">
            <text:p>4.94%</text:p>
          </table:table-cell>
          <table:table-cell table:number-columns-repeated="2"/>
          <table:table-cell table:number-columns-repeated="2" office:value-type="float" office:value="14855" calcext:value-type="float">
            <text:p>1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98384" calcext:value-type="float">
            <text:p>98384</text:p>
          </table:table-cell>
          <table:table-cell office:value-type="float" office:value="97721" calcext:value-type="float">
            <text:p>97721</text:p>
          </table:table-cell>
          <table:table-cell office:value-type="float" office:value="663" calcext:value-type="float">
            <text:p>663</text:p>
          </table:table-cell>
          <table:table-cell office:value-type="float" office:value="14860" calcext:value-type="float">
            <text:p>14860</text:p>
          </table:table-cell>
          <table:table-cell office:value-type="float" office:value="14795" calcext:value-type="float">
            <text:p>14795</text:p>
          </table:table-cell>
          <table:table-cell office:value-type="float" office:value="65" calcext:value-type="float">
            <text:p>65</text:p>
          </table:table-cell>
          <table:table-cell table:formula="of:=[.H9]/[.E9]" office:value-type="percentage" office:value="0.0980392156862745" calcext:value-type="percentage">
            <text:p>9.80%</text:p>
          </table:table-cell>
          <table:table-cell table:number-columns-repeated="2"/>
          <table:table-cell table:number-columns-repeated="2" office:value-type="float" office:value="15010" calcext:value-type="float">
            <text:p>15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92946" calcext:value-type="float">
            <text:p>92946</text:p>
          </table:table-cell>
          <table:table-cell office:value-type="float" office:value="92313" calcext:value-type="float">
            <text:p>92313</text:p>
          </table:table-cell>
          <table:table-cell office:value-type="float" office:value="633" calcext:value-type="float">
            <text:p>633</text:p>
          </table:table-cell>
          <table:table-cell office:value-type="float" office:value="18702" calcext:value-type="float">
            <text:p>18702</text:p>
          </table:table-cell>
          <table:table-cell office:value-type="float" office:value="18646" calcext:value-type="float">
            <text:p>18646</text:p>
          </table:table-cell>
          <table:table-cell office:value-type="float" office:value="56" calcext:value-type="float">
            <text:p>56</text:p>
          </table:table-cell>
          <table:table-cell table:formula="of:=[.H10]/[.E10]" office:value-type="percentage" office:value="0.0884676145339652" calcext:value-type="percentage">
            <text:p>8.85%</text:p>
          </table:table-cell>
          <table:table-cell table:number-columns-repeated="2"/>
          <table:table-cell table:number-columns-repeated="2" office:value-type="float" office:value="15070" calcext:value-type="float">
            <text:p>15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82204" calcext:value-type="float">
            <text:p>82204</text:p>
          </table:table-cell>
          <table:table-cell office:value-type="float" office:value="81562" calcext:value-type="float">
            <text:p>81562</text:p>
          </table:table-cell>
          <table:table-cell office:value-type="float" office:value="642" calcext:value-type="float">
            <text:p>642</text:p>
          </table:table-cell>
          <table:table-cell office:value-type="float" office:value="11471" calcext:value-type="float">
            <text:p>11471</text:p>
          </table:table-cell>
          <table:table-cell office:value-type="float" office:value="11448" calcext:value-type="float">
            <text:p>11448</text:p>
          </table:table-cell>
          <table:table-cell office:value-type="float" office:value="23" calcext:value-type="float">
            <text:p>23</text:p>
          </table:table-cell>
          <table:table-cell table:formula="of:=[.H11]/[.E11]" office:value-type="percentage" office:value="0.0358255451713396" calcext:value-type="percentage">
            <text:p>3.58%</text:p>
          </table:table-cell>
          <table:table-cell table:number-columns-repeated="2"/>
          <table:table-cell table:number-columns-repeated="2" office:value-type="float" office:value="26181" calcext:value-type="float">
            <text:p>26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74280" calcext:value-type="float">
            <text:p>74280</text:p>
          </table:table-cell>
          <table:table-cell office:value-type="float" office:value="73606" calcext:value-type="float">
            <text:p>73606</text:p>
          </table:table-cell>
          <table:table-cell office:value-type="float" office:value="674" calcext:value-type="float">
            <text:p>674</text:p>
          </table:table-cell>
          <table:table-cell office:value-type="float" office:value="20568" calcext:value-type="float">
            <text:p>20568</text:p>
          </table:table-cell>
          <table:table-cell office:value-type="float" office:value="20545" calcext:value-type="float">
            <text:p>20545</text:p>
          </table:table-cell>
          <table:table-cell office:value-type="float" office:value="23" calcext:value-type="float">
            <text:p>23</text:p>
          </table:table-cell>
          <table:table-cell table:formula="of:=[.H12]/[.E12]" office:value-type="percentage" office:value="0.0341246290801187" calcext:value-type="percentage">
            <text:p>3.41%</text:p>
          </table:table-cell>
          <table:table-cell table:number-columns-repeated="2"/>
          <table:table-cell table:number-columns-repeated="2" office:value-type="float" office:value="26269" calcext:value-type="float">
            <text:p>26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86627" calcext:value-type="float">
            <text:p>86627</text:p>
          </table:table-cell>
          <table:table-cell office:value-type="float" office:value="85980" calcext:value-type="float">
            <text:p>85980</text:p>
          </table:table-cell>
          <table:table-cell office:value-type="float" office:value="647" calcext:value-type="float">
            <text:p>647</text:p>
          </table:table-cell>
          <table:table-cell office:value-type="float" office:value="21074" calcext:value-type="float">
            <text:p>21074</text:p>
          </table:table-cell>
          <table:table-cell office:value-type="float" office:value="21020" calcext:value-type="float">
            <text:p>21020</text:p>
          </table:table-cell>
          <table:table-cell office:value-type="float" office:value="54" calcext:value-type="float">
            <text:p>54</text:p>
          </table:table-cell>
          <table:table-cell table:formula="of:=[.H13]/[.E13]" office:value-type="percentage" office:value="0.0834621329211747" calcext:value-type="percentage">
            <text:p>8.35%</text:p>
          </table:table-cell>
          <table:table-cell table:number-columns-repeated="2"/>
          <table:table-cell office:value-type="float" office:value="18096" calcext:value-type="float">
            <text:p>18096</text:p>
          </table:table-cell>
          <table:table-cell office:value-type="float" office:value="18087" calcext:value-type="float">
            <text:p>180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86409" calcext:value-type="float">
            <text:p>86409</text:p>
          </table:table-cell>
          <table:table-cell office:value-type="float" office:value="85738" calcext:value-type="float">
            <text:p>85738</text:p>
          </table:table-cell>
          <table:table-cell office:value-type="float" office:value="671" calcext:value-type="float">
            <text:p>671</text:p>
          </table:table-cell>
          <table:table-cell office:value-type="float" office:value="22397" calcext:value-type="float">
            <text:p>22397</text:p>
          </table:table-cell>
          <table:table-cell office:value-type="float" office:value="22375" calcext:value-type="float">
            <text:p>22375</text:p>
          </table:table-cell>
          <table:table-cell office:value-type="float" office:value="22" calcext:value-type="float">
            <text:p>22</text:p>
          </table:table-cell>
          <table:table-cell table:formula="of:=[.H14]/[.E14]" office:value-type="percentage" office:value="0.0327868852459016" calcext:value-type="percentage">
            <text:p>3.28%</text:p>
          </table:table-cell>
          <table:table-cell table:number-columns-repeated="2"/>
          <table:table-cell table:number-columns-repeated="2" office:value-type="float" office:value="16355" calcext:value-type="float">
            <text:p>16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91268" calcext:value-type="float">
            <text:p>91268</text:p>
          </table:table-cell>
          <table:table-cell office:value-type="float" office:value="90590" calcext:value-type="float">
            <text:p>90590</text:p>
          </table:table-cell>
          <table:table-cell office:value-type="float" office:value="678" calcext:value-type="float">
            <text:p>678</text:p>
          </table:table-cell>
          <table:table-cell office:value-type="float" office:value="20102" calcext:value-type="float">
            <text:p>20102</text:p>
          </table:table-cell>
          <table:table-cell office:value-type="float" office:value="20079" calcext:value-type="float">
            <text:p>20079</text:p>
          </table:table-cell>
          <table:table-cell office:value-type="float" office:value="23" calcext:value-type="float">
            <text:p>23</text:p>
          </table:table-cell>
          <table:table-cell table:formula="of:=[.H15]/[.E15]" office:value-type="percentage" office:value="0.0339233038348083" calcext:value-type="percentage">
            <text:p>3.39%</text:p>
          </table:table-cell>
          <table:table-cell table:number-columns-repeated="2"/>
          <table:table-cell table:number-columns-repeated="2" office:value-type="float" office:value="15471" calcext:value-type="float">
            <text:p>1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7560" calcext:value-type="float">
            <text:p>67560</text:p>
          </table:table-cell>
          <table:table-cell office:value-type="float" office:value="66894" calcext:value-type="float">
            <text:p>66894</text:p>
          </table:table-cell>
          <table:table-cell office:value-type="float" office:value="666" calcext:value-type="float">
            <text:p>666</text:p>
          </table:table-cell>
          <table:table-cell office:value-type="float" office:value="15371" calcext:value-type="float">
            <text:p>15371</text:p>
          </table:table-cell>
          <table:table-cell office:value-type="float" office:value="15345" calcext:value-type="float">
            <text:p>15345</text:p>
          </table:table-cell>
          <table:table-cell office:value-type="float" office:value="26" calcext:value-type="float">
            <text:p>26</text:p>
          </table:table-cell>
          <table:table-cell table:formula="of:=[.H16]/[.E16]" office:value-type="percentage" office:value="0.039039039039039" calcext:value-type="percentage">
            <text:p>3.90%</text:p>
          </table:table-cell>
          <table:table-cell table:number-columns-repeated="2"/>
          <table:table-cell table:number-columns-repeated="2" office:value-type="float" office:value="29996" calcext:value-type="float">
            <text:p>2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89422" calcext:value-type="float">
            <text:p>89422</text:p>
          </table:table-cell>
          <table:table-cell office:value-type="float" office:value="88811" calcext:value-type="float">
            <text:p>88811</text:p>
          </table:table-cell>
          <table:table-cell office:value-type="float" office:value="611" calcext:value-type="float">
            <text:p>611</text:p>
          </table:table-cell>
          <table:table-cell office:value-type="float" office:value="14467" calcext:value-type="float">
            <text:p>14467</text:p>
          </table:table-cell>
          <table:table-cell office:value-type="float" office:value="14445" calcext:value-type="float">
            <text:p>14445</text:p>
          </table:table-cell>
          <table:table-cell office:value-type="float" office:value="22" calcext:value-type="float">
            <text:p>22</text:p>
          </table:table-cell>
          <table:table-cell table:formula="of:=[.H17]/[.E17]" office:value-type="percentage" office:value="0.0360065466448445" calcext:value-type="percentage">
            <text:p>3.60%</text:p>
          </table:table-cell>
          <table:table-cell table:number-columns-repeated="2"/>
          <table:table-cell table:number-columns-repeated="2" office:value-type="float" office:value="21835" calcext:value-type="float">
            <text:p>2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4554" calcext:value-type="float">
            <text:p>74554</text:p>
          </table:table-cell>
          <table:table-cell office:value-type="float" office:value="74049" calcext:value-type="float">
            <text:p>74049</text:p>
          </table:table-cell>
          <table:table-cell office:value-type="float" office:value="505" calcext:value-type="float">
            <text:p>505</text:p>
          </table:table-cell>
          <table:table-cell office:value-type="float" office:value="15964" calcext:value-type="float">
            <text:p>15964</text:p>
          </table:table-cell>
          <table:table-cell office:value-type="float" office:value="15773" calcext:value-type="float">
            <text:p>15773</text:p>
          </table:table-cell>
          <table:table-cell office:value-type="float" office:value="191" calcext:value-type="float">
            <text:p>191</text:p>
          </table:table-cell>
          <table:table-cell table:formula="of:=[.H18]/[.E18]" office:value-type="percentage" office:value="0.378217821782178" calcext:value-type="percentage">
            <text:p>37.82%</text:p>
          </table:table-cell>
          <table:table-cell table:number-columns-repeated="2"/>
          <table:table-cell office:value-type="float" office:value="30220" calcext:value-type="float">
            <text:p>30220</text:p>
          </table:table-cell>
          <table:table-cell office:value-type="float" office:value="30217" calcext:value-type="float">
            <text:p>30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97544" calcext:value-type="float">
            <text:p>97544</text:p>
          </table:table-cell>
          <table:table-cell office:value-type="float" office:value="96867" calcext:value-type="float">
            <text:p>96867</text:p>
          </table:table-cell>
          <table:table-cell office:value-type="float" office:value="677" calcext:value-type="float">
            <text:p>677</text:p>
          </table:table-cell>
          <table:table-cell office:value-type="float" office:value="13777" calcext:value-type="float">
            <text:p>13777</text:p>
          </table:table-cell>
          <table:table-cell office:value-type="float" office:value="13753" calcext:value-type="float">
            <text:p>13753</text:p>
          </table:table-cell>
          <table:table-cell office:value-type="float" office:value="24" calcext:value-type="float">
            <text:p>24</text:p>
          </table:table-cell>
          <table:table-cell table:formula="of:=[.H19]/[.E19]" office:value-type="percentage" office:value="0.0354505169867061" calcext:value-type="percentage">
            <text:p>3.55%</text:p>
          </table:table-cell>
          <table:table-cell table:number-columns-repeated="2"/>
          <table:table-cell table:number-columns-repeated="2" office:value-type="float" office:value="14604" calcext:value-type="float">
            <text:p>14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93531" calcext:value-type="float">
            <text:p>93531</text:p>
          </table:table-cell>
          <table:table-cell office:value-type="float" office:value="92873" calcext:value-type="float">
            <text:p>92873</text:p>
          </table:table-cell>
          <table:table-cell office:value-type="float" office:value="658" calcext:value-type="float">
            <text:p>658</text:p>
          </table:table-cell>
          <table:table-cell office:value-type="float" office:value="14757" calcext:value-type="float">
            <text:p>14757</text:p>
          </table:table-cell>
          <table:table-cell office:value-type="float" office:value="14716" calcext:value-type="float">
            <text:p>14716</text:p>
          </table:table-cell>
          <table:table-cell office:value-type="float" office:value="41" calcext:value-type="float">
            <text:p>41</text:p>
          </table:table-cell>
          <table:table-cell table:formula="of:=[.H20]/[.E20]" office:value-type="percentage" office:value="0.0623100303951368" calcext:value-type="percentage">
            <text:p>6.23%</text:p>
          </table:table-cell>
          <table:table-cell table:number-columns-repeated="2"/>
          <table:table-cell table:number-columns-repeated="2"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75274" calcext:value-type="float">
            <text:p>75274</text:p>
          </table:table-cell>
          <table:table-cell office:value-type="float" office:value="74783" calcext:value-type="float">
            <text:p>74783</text:p>
          </table:table-cell>
          <table:table-cell office:value-type="float" office:value="491" calcext:value-type="float">
            <text:p>491</text:p>
          </table:table-cell>
          <table:table-cell office:value-type="float" office:value="21596" calcext:value-type="float">
            <text:p>21596</text:p>
          </table:table-cell>
          <table:table-cell office:value-type="float" office:value="21379" calcext:value-type="float">
            <text:p>21379</text:p>
          </table:table-cell>
          <table:table-cell office:value-type="float" office:value="217" calcext:value-type="float">
            <text:p>217</text:p>
          </table:table-cell>
          <table:table-cell table:formula="of:=[.H21]/[.E21]" office:value-type="percentage" office:value="0.441955193482688" calcext:value-type="percentage">
            <text:p>44.20%</text:p>
          </table:table-cell>
          <table:table-cell table:number-columns-repeated="2"/>
          <table:table-cell table:number-columns-repeated="2" office:value-type="float" office:value="23608" calcext:value-type="float">
            <text:p>23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96789" calcext:value-type="float">
            <text:p>96789</text:p>
          </table:table-cell>
          <table:table-cell office:value-type="float" office:value="96145" calcext:value-type="float">
            <text:p>96145</text:p>
          </table:table-cell>
          <table:table-cell office:value-type="float" office:value="644" calcext:value-type="float">
            <text:p>644</text:p>
          </table:table-cell>
          <table:table-cell office:value-type="float" office:value="13473" calcext:value-type="float">
            <text:p>13473</text:p>
          </table:table-cell>
          <table:table-cell office:value-type="float" office:value="13427" calcext:value-type="float">
            <text:p>13427</text:p>
          </table:table-cell>
          <table:table-cell office:value-type="float" office:value="46" calcext:value-type="float">
            <text:p>46</text:p>
          </table:table-cell>
          <table:table-cell table:formula="of:=[.H22]/[.E22]" office:value-type="percentage" office:value="0.0714285714285714" calcext:value-type="percentage">
            <text:p>7.14%</text:p>
          </table:table-cell>
          <table:table-cell table:number-columns-repeated="2"/>
          <table:table-cell table:number-columns-repeated="2" office:value-type="float" office:value="14547" calcext:value-type="float">
            <text:p>14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91629" calcext:value-type="float">
            <text:p>91629</text:p>
          </table:table-cell>
          <table:table-cell office:value-type="float" office:value="91150" calcext:value-type="float">
            <text:p>91150</text:p>
          </table:table-cell>
          <table:table-cell office:value-type="float" office:value="479" calcext:value-type="float">
            <text:p>479</text:p>
          </table:table-cell>
          <table:table-cell office:value-type="float" office:value="18178" calcext:value-type="float">
            <text:p>18178</text:p>
          </table:table-cell>
          <table:table-cell office:value-type="float" office:value="17966" calcext:value-type="float">
            <text:p>17966</text:p>
          </table:table-cell>
          <table:table-cell office:value-type="float" office:value="212" calcext:value-type="float">
            <text:p>212</text:p>
          </table:table-cell>
          <table:table-cell table:formula="of:=[.H23]/[.E23]" office:value-type="percentage" office:value="0.44258872651357" calcext:value-type="percentage">
            <text:p>44.26%</text:p>
          </table:table-cell>
          <table:table-cell table:number-columns-repeated="2"/>
          <table:table-cell office:value-type="float" office:value="15238" calcext:value-type="float">
            <text:p>15238</text:p>
          </table:table-cell>
          <table:table-cell office:value-type="float" office:value="15237" calcext:value-type="float">
            <text:p>15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98989" calcext:value-type="float">
            <text:p>98989</text:p>
          </table:table-cell>
          <table:table-cell office:value-type="float" office:value="98368" calcext:value-type="float">
            <text:p>98368</text:p>
          </table:table-cell>
          <table:table-cell office:value-type="float" office:value="621" calcext:value-type="float">
            <text:p>621</text:p>
          </table:table-cell>
          <table:table-cell office:value-type="float" office:value="13975" calcext:value-type="float">
            <text:p>13975</text:p>
          </table:table-cell>
          <table:table-cell office:value-type="float" office:value="13909" calcext:value-type="float">
            <text:p>13909</text:p>
          </table:table-cell>
          <table:table-cell office:value-type="float" office:value="66" calcext:value-type="float">
            <text:p>66</text:p>
          </table:table-cell>
          <table:table-cell table:formula="of:=[.H24]/[.E24]" office:value-type="percentage" office:value="0.106280193236715" calcext:value-type="percentage">
            <text:p>10.63%</text:p>
          </table:table-cell>
          <table:table-cell table:number-columns-repeated="2"/>
          <table:table-cell table:number-columns-repeated="2" office:value-type="float" office:value="14678" calcext:value-type="float">
            <text:p>14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75327" calcext:value-type="float">
            <text:p>75327</text:p>
          </table:table-cell>
          <table:table-cell office:value-type="float" office:value="74773" calcext:value-type="float">
            <text:p>74773</text:p>
          </table:table-cell>
          <table:table-cell office:value-type="float" office:value="554" calcext:value-type="float">
            <text:p>554</text:p>
          </table:table-cell>
          <table:table-cell office:value-type="float" office:value="13678" calcext:value-type="float">
            <text:p>13678</text:p>
          </table:table-cell>
          <table:table-cell office:value-type="float" office:value="13530" calcext:value-type="float">
            <text:p>13530</text:p>
          </table:table-cell>
          <table:table-cell office:value-type="float" office:value="148" calcext:value-type="float">
            <text:p>148</text:p>
          </table:table-cell>
          <table:table-cell table:formula="of:=[.H25]/[.E25]" office:value-type="percentage" office:value="0.267148014440433" calcext:value-type="percentage">
            <text:p>26.71%</text:p>
          </table:table-cell>
          <table:table-cell table:number-columns-repeated="2"/>
          <table:table-cell table:number-columns-repeated="2" office:value-type="float" office:value="26847" calcext:value-type="float">
            <text:p>2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86712" calcext:value-type="float">
            <text:p>86712</text:p>
          </table:table-cell>
          <table:table-cell office:value-type="float" office:value="86022" calcext:value-type="float">
            <text:p>86022</text:p>
          </table:table-cell>
          <table:table-cell office:value-type="float" office:value="690" calcext:value-type="float">
            <text:p>690</text:p>
          </table:table-cell>
          <table:table-cell office:value-type="float" office:value="17031" calcext:value-type="float">
            <text:p>17031</text:p>
          </table:table-cell>
          <table:table-cell office:value-type="float" office:value="17005" calcext:value-type="float">
            <text:p>17005</text:p>
          </table:table-cell>
          <table:table-cell office:value-type="float" office:value="26" calcext:value-type="float">
            <text:p>26</text:p>
          </table:table-cell>
          <table:table-cell table:formula="of:=[.H26]/[.E26]" office:value-type="percentage" office:value="0.0376811594202899" calcext:value-type="percentage">
            <text:p>3.77%</text:p>
          </table:table-cell>
          <table:table-cell table:number-columns-repeated="2"/>
          <table:table-cell table:number-columns-repeated="2" office:value-type="float" office:value="20655" calcext:value-type="float">
            <text:p>2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72284" calcext:value-type="float">
            <text:p>72284</text:p>
          </table:table-cell>
          <table:table-cell office:value-type="float" office:value="71577" calcext:value-type="float">
            <text:p>71577</text:p>
          </table:table-cell>
          <table:table-cell office:value-type="float" office:value="707" calcext:value-type="float">
            <text:p>707</text:p>
          </table:table-cell>
          <table:table-cell office:value-type="float" office:value="14320" calcext:value-type="float">
            <text:p>14320</text:p>
          </table:table-cell>
          <table:table-cell office:value-type="float" office:value="14297" calcext:value-type="float">
            <text:p>14297</text:p>
          </table:table-cell>
          <table:table-cell office:value-type="float" office:value="23" calcext:value-type="float">
            <text:p>23</text:p>
          </table:table-cell>
          <table:table-cell table:formula="of:=[.H27]/[.E27]" office:value-type="percentage" office:value="0.0325318246110325" calcext:value-type="percentage">
            <text:p>3.25%</text:p>
          </table:table-cell>
          <table:table-cell table:number-columns-repeated="2"/>
          <table:table-cell table:number-columns-repeated="2" office:value-type="float" office:value="28499" calcext:value-type="float">
            <text:p>28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5665" calcext:value-type="float">
            <text:p>95665</text:p>
          </table:table-cell>
          <table:table-cell office:value-type="float" office:value="95011" calcext:value-type="float">
            <text:p>95011</text:p>
          </table:table-cell>
          <table:table-cell office:value-type="float" office:value="654" calcext:value-type="float">
            <text:p>654</text:p>
          </table:table-cell>
          <table:table-cell office:value-type="float" office:value="15198" calcext:value-type="float">
            <text:p>15198</text:p>
          </table:table-cell>
          <table:table-cell office:value-type="float" office:value="15156" calcext:value-type="float">
            <text:p>15156</text:p>
          </table:table-cell>
          <table:table-cell office:value-type="float" office:value="42" calcext:value-type="float">
            <text:p>42</text:p>
          </table:table-cell>
          <table:table-cell table:formula="of:=[.H28]/[.E28]" office:value-type="percentage" office:value="0.0642201834862385" calcext:value-type="percentage">
            <text:p>6.42%</text:p>
          </table:table-cell>
          <table:table-cell table:number-columns-repeated="2"/>
          <table:table-cell table:number-columns-repeated="2" office:value-type="float" office:value="14639" calcext:value-type="float">
            <text:p>14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96883" calcext:value-type="float">
            <text:p>96883</text:p>
          </table:table-cell>
          <table:table-cell office:value-type="float" office:value="96189" calcext:value-type="float">
            <text:p>96189</text:p>
          </table:table-cell>
          <table:table-cell office:value-type="float" office:value="694" calcext:value-type="float">
            <text:p>694</text:p>
          </table:table-cell>
          <table:table-cell office:value-type="float" office:value="15144" calcext:value-type="float">
            <text:p>15144</text:p>
          </table:table-cell>
          <table:table-cell office:value-type="float" office:value="15101" calcext:value-type="float">
            <text:p>15101</text:p>
          </table:table-cell>
          <table:table-cell office:value-type="float" office:value="43" calcext:value-type="float">
            <text:p>43</text:p>
          </table:table-cell>
          <table:table-cell table:formula="of:=[.H29]/[.E29]" office:value-type="percentage" office:value="0.0619596541786744" calcext:value-type="percentage">
            <text:p>6.20%</text:p>
          </table:table-cell>
          <table:table-cell table:number-columns-repeated="2"/>
          <table:table-cell table:number-columns-repeated="2" office:value-type="float" office:value="14646" calcext:value-type="float">
            <text:p>14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94860" calcext:value-type="float">
            <text:p>94860</text:p>
          </table:table-cell>
          <table:table-cell office:value-type="float" office:value="94516" calcext:value-type="float">
            <text:p>94516</text:p>
          </table:table-cell>
          <table:table-cell office:value-type="float" office:value="344" calcext:value-type="float">
            <text:p>344</text:p>
          </table:table-cell>
          <table:table-cell office:value-type="float" office:value="15941" calcext:value-type="float">
            <text:p>15941</text:p>
          </table:table-cell>
          <table:table-cell office:value-type="float" office:value="15582" calcext:value-type="float">
            <text:p>15582</text:p>
          </table:table-cell>
          <table:table-cell office:value-type="float" office:value="359" calcext:value-type="float">
            <text:p>359</text:p>
          </table:table-cell>
          <table:table-cell table:formula="of:=[.H30]/[.E30]" office:value-type="percentage" office:value="1.04360465116279" calcext:value-type="percentage">
            <text:p>104.36%</text:p>
          </table:table-cell>
          <table:table-cell table:number-columns-repeated="2"/>
          <table:table-cell office:value-type="float" office:value="14279" calcext:value-type="float">
            <text:p>14279</text:p>
          </table:table-cell>
          <table:table-cell office:value-type="float" office:value="14275" calcext:value-type="float">
            <text:p>14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84958" calcext:value-type="float">
            <text:p>84958</text:p>
          </table:table-cell>
          <table:table-cell office:value-type="float" office:value="84285" calcext:value-type="float">
            <text:p>84285</text:p>
          </table:table-cell>
          <table:table-cell office:value-type="float" office:value="673" calcext:value-type="float">
            <text:p>673</text:p>
          </table:table-cell>
          <table:table-cell office:value-type="float" office:value="17953" calcext:value-type="float">
            <text:p>17953</text:p>
          </table:table-cell>
          <table:table-cell office:value-type="float" office:value="17906" calcext:value-type="float">
            <text:p>17906</text:p>
          </table:table-cell>
          <table:table-cell office:value-type="float" office:value="47" calcext:value-type="float">
            <text:p>47</text:p>
          </table:table-cell>
          <table:table-cell table:formula="of:=[.H31]/[.E31]" office:value-type="percentage" office:value="0.0698365527488856" calcext:value-type="percentage">
            <text:p>6.98%</text:p>
          </table:table-cell>
          <table:table-cell table:number-columns-repeated="2"/>
          <table:table-cell table:number-columns-repeated="2" office:value-type="float" office:value="20941" calcext:value-type="float">
            <text:p>2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74938" calcext:value-type="float">
            <text:p>74938</text:p>
          </table:table-cell>
          <table:table-cell office:value-type="float" office:value="74407" calcext:value-type="float">
            <text:p>74407</text:p>
          </table:table-cell>
          <table:table-cell office:value-type="float" office:value="531" calcext:value-type="float">
            <text:p>531</text:p>
          </table:table-cell>
          <table:table-cell office:value-type="float" office:value="26666" calcext:value-type="float">
            <text:p>26666</text:p>
          </table:table-cell>
          <table:table-cell office:value-type="float" office:value="26482" calcext:value-type="float">
            <text:p>26482</text:p>
          </table:table-cell>
          <table:table-cell office:value-type="float" office:value="184" calcext:value-type="float">
            <text:p>184</text:p>
          </table:table-cell>
          <table:table-cell table:formula="of:=[.H32]/[.E32]" office:value-type="percentage" office:value="0.346516007532957" calcext:value-type="percentage">
            <text:p>34.65%</text:p>
          </table:table-cell>
          <table:table-cell table:number-columns-repeated="2"/>
          <table:table-cell table:number-columns-repeated="2" office:value-type="float" office:value="22802" calcext:value-type="float">
            <text:p>2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90581" calcext:value-type="float">
            <text:p>90581</text:p>
          </table:table-cell>
          <table:table-cell office:value-type="float" office:value="89921" calcext:value-type="float">
            <text:p>89921</text:p>
          </table:table-cell>
          <table:table-cell office:value-type="float" office:value="660" calcext:value-type="float">
            <text:p>660</text:p>
          </table:table-cell>
          <table:table-cell office:value-type="float" office:value="18249" calcext:value-type="float">
            <text:p>18249</text:p>
          </table:table-cell>
          <table:table-cell office:value-type="float" office:value="18199" calcext:value-type="float">
            <text:p>18199</text:p>
          </table:table-cell>
          <table:table-cell office:value-type="float" office:value="50" calcext:value-type="float">
            <text:p>50</text:p>
          </table:table-cell>
          <table:table-cell table:formula="of:=[.H33]/[.E33]" office:value-type="percentage" office:value="0.0757575757575758" calcext:value-type="percentage">
            <text:p>7.58%</text:p>
          </table:table-cell>
          <table:table-cell table:number-columns-repeated="2"/>
          <table:table-cell table:number-columns-repeated="2" office:value-type="float" office:value="17694" calcext:value-type="float">
            <text:p>176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2:22:09.769495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2:22:55.531818612</dc:date>
    <meta:editing-duration>PT1M53S</meta:editing-duration>
    <meta:editing-cycles>2</meta:editing-cycles>
    <meta:document-statistic meta:table-count="1" meta:cell-count="395" meta:object-count="0"/>
  </office:meta>
</office:document-meta>
</file>